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font-name="Arial" fo:font-size="16pt" fo:language="ca" fo:country="ES" style:text-underline-style="solid" style:text-underline-width="auto" style:text-underline-color="font-color" fo:font-weight="bold" style:font-size-asian="16pt" style:font-weight-asian="bold" style:font-name-complex="Arial" style:font-size-complex="16pt"/>
    </style:style>
    <style:style style:name="P2" style:family="paragraph" style:parent-style-name="Header">
      <style:paragraph-properties fo:text-align="center" style:justify-single-word="false"/>
      <style:text-properties style:font-name="Arial" fo:font-size="16pt" fo:language="ca" fo:country="ES" style:text-underline-style="solid" style:text-underline-width="auto" style:text-underline-color="font-color" fo:font-weight="bold" style:font-size-asian="16pt" style:font-weight-asian="bold" style:font-name-complex="Arial" style:font-size-complex="16pt"/>
    </style:style>
    <style:style style:name="P3" style:family="paragraph" style:parent-style-name="Normal_20__28_Web_29_" style:list-style-name="WW8Num2">
      <style:paragraph-properties fo:margin-top="0cm" fo:margin-bottom="0.21cm" style:contextual-spacing="false" fo:line-height="150%" fo:text-align="justify" style:justify-single-word="false"/>
      <style:text-properties style:font-name="Arial" fo:language="ca" fo:country="ES" fo:font-weight="bold" style:font-weight-asian="bold" style:font-name-complex="Arial"/>
    </style:style>
    <style:style style:name="P4" style:family="paragraph" style:parent-style-name="Normal_20__28_Web_29_" style:list-style-name="WW8Num2">
      <style:paragraph-properties fo:margin-top="0cm" fo:margin-bottom="0.21cm" style:contextual-spacing="false" fo:line-height="150%" fo:text-align="start" style:justify-single-word="false"/>
      <style:text-properties style:font-name="Arial" fo:language="ca" fo:country="ES" fo:font-weight="normal" officeooo:rsid="0018c0fe" officeooo:paragraph-rsid="0018c0fe" style:font-weight-asian="normal" style:font-name-complex="Arial" style:font-weight-complex="normal"/>
    </style:style>
    <style:style style:name="P5" style:family="paragraph" style:parent-style-name="Normal_20__28_Web_29_" style:list-style-name="WW8Num2">
      <style:paragraph-properties fo:margin-top="0cm" fo:margin-bottom="0.21cm" style:contextual-spacing="false" fo:line-height="150%" fo:text-align="justify" style:justify-single-word="false"/>
      <style:text-properties style:font-name="Arial" fo:language="ca" fo:country="ES" fo:font-weight="normal" officeooo:rsid="0018c0fe" officeooo:paragraph-rsid="0018c0fe" style:font-weight-asian="normal" style:font-name-complex="Arial" style:font-weight-complex="normal"/>
    </style:style>
    <style:style style:name="P6" style:family="paragraph" style:parent-style-name="Normal_20__28_Web_29_" style:list-style-name="WW8Num2">
      <style:paragraph-properties fo:margin-top="0cm" fo:margin-bottom="0.21cm" style:contextual-spacing="false" fo:line-height="150%" fo:text-align="justify" style:justify-single-word="false"/>
      <style:text-properties style:font-name="Arial" fo:language="ca" fo:country="ES" fo:font-weight="normal" officeooo:rsid="0019acd2" officeooo:paragraph-rsid="0019acd2" style:font-weight-asian="normal" style:font-name-complex="Arial" style:font-weight-complex="normal"/>
    </style:style>
    <style:style style:name="P7" style:family="paragraph" style:parent-style-name="Normal_20__28_Web_29_" style:list-style-name="WW8Num2">
      <style:paragraph-properties fo:margin-top="0cm" fo:margin-bottom="0.21cm" style:contextual-spacing="false" fo:line-height="150%" fo:text-align="justify" style:justify-single-word="false"/>
      <style:text-properties style:font-name="Arial" fo:language="ca" fo:country="ES" fo:font-weight="normal" officeooo:rsid="001a9706" officeooo:paragraph-rsid="001a9706" style:font-weight-asian="normal" style:font-name-complex="Arial" style:font-weight-complex="normal"/>
    </style:style>
    <style:style style:name="P8" style:family="paragraph" style:parent-style-name="Normal_20__28_Web_29_" style:list-style-name="WW8Num2">
      <style:paragraph-properties fo:margin-top="0cm" fo:margin-bottom="0.21cm" style:contextual-spacing="false" fo:line-height="150%" fo:text-align="start" style:justify-single-word="false"/>
      <style:text-properties style:font-name="Arial" fo:language="ca" fo:country="ES" fo:font-weight="normal" officeooo:rsid="001a9706" officeooo:paragraph-rsid="001a9706" style:font-weight-asian="normal" style:font-name-complex="Arial" style:font-weight-complex="normal"/>
    </style:style>
    <style:style style:name="P9" style:family="paragraph" style:parent-style-name="Normal_20__28_Web_29_" style:list-style-name="WW8Num2">
      <style:paragraph-properties fo:margin-top="0cm" fo:margin-bottom="0.21cm" style:contextual-spacing="false" fo:line-height="150%" fo:text-align="justify" style:justify-single-word="false"/>
    </style:style>
    <style:style style:name="P10" style:family="paragraph" style:parent-style-name="Normal_20__28_Web_29_" style:list-style-name="WW8Num2">
      <style:paragraph-properties fo:margin-top="0cm" fo:margin-bottom="0.21cm" style:contextual-spacing="false" fo:line-height="150%" fo:text-align="justify" style:justify-single-word="false"/>
      <style:text-properties fo:font-weight="normal" officeooo:rsid="0019acd2" officeooo:paragraph-rsid="0019acd2" style:font-weight-asian="normal" style:font-weight-complex="normal"/>
    </style:style>
    <style:style style:name="P11" style:family="paragraph" style:parent-style-name="Normal_20__28_Web_29_" style:list-style-name="WW8Num2">
      <style:paragraph-properties fo:margin-top="0cm" fo:margin-bottom="0.21cm" style:contextual-spacing="false" fo:line-height="150%" fo:text-align="justify" style:justify-single-word="false"/>
      <style:text-properties fo:font-style="normal" fo:font-weight="normal" officeooo:rsid="001a9706" officeooo:paragraph-rsid="001a9706" style:font-style-asian="normal" style:font-weight-asian="normal" style:font-style-complex="normal" style:font-weight-complex="normal"/>
    </style:style>
    <style:style style:name="T1" style:family="text">
      <style:text-properties style:font-name="Arial" fo:language="ca" fo:country="ES" fo:font-weight="bold" style:font-weight-asian="bold" style:font-name-complex="Arial"/>
    </style:style>
    <style:style style:name="T2" style:family="text">
      <style:text-properties style:font-name="Arial" fo:language="ca" fo:country="ES" fo:font-style="italic" fo:font-weight="bold" style:font-style-asian="italic" style:font-weight-asian="bold" style:font-name-complex="Arial"/>
    </style:style>
    <style:style style:name="T3" style:family="text">
      <style:text-properties style:font-name="Arial" fo:language="ca" fo:country="ES" fo:font-style="italic" style:font-style-asian="italic" style:font-name-complex="Arial"/>
    </style:style>
    <style:style style:name="T4" style:family="text">
      <style:text-properties style:font-name="Arial" fo:language="ca" fo:country="ES" style:font-name-complex="Arial"/>
    </style:style>
    <style:style style:name="T5" style:family="text">
      <style:text-properties style:font-name="Arial" fo:language="ca" fo:country="ES" officeooo:rsid="001af69e" style:font-name-complex="Arial"/>
    </style:style>
    <style:style style:name="T6" style:family="text">
      <style:text-properties fo:font-weight="normal" officeooo:rsid="0018c0fe" style:font-weight-asian="normal" style:font-weight-complex="normal"/>
    </style:style>
    <style:style style:name="T7" style:family="text">
      <style:text-properties fo:font-weight="normal" officeooo:rsid="0019acd2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8Num2">
        <text:list-item>
          <text:p text:style-name="P3">Joan Martí vol crear una fusteria. La vol crear com a empresari individual i calcula que necessitarà un treballador que li ajude. Classifica l’empresa que vol muntar Joan segons les diverses classificacions que apareixen al tema.</text:p>
          <text:p text:style-name="P4">Segons el producte, sería de classe industrial.<text:line-break/>Segons la dimensió sería una microempresa.</text:p>
          <text:p text:style-name="P4">Segons la personalitat jurídica sería amb personalitat jurídica ja que te al menys un treballador.</text:p>
        </text:list-item>
        <text:list-item>
          <text:p text:style-name="P3">Marc López vol muntar un negoci informàtic a sa casa, sols amb un ordinador i una connexió a Internet. El més important que va a tenir en compte Marc a l’hora de muntar el negoci és que no vol haver d’aportar un capital mínim, que vol dirigir el negoci ell a soles i que no l’importa el tipus de responsabilitat, ja que considera que les inversions són mínimes i no suposen un risc pel seu patrimoni. Quina forma jurídica seria la més adequada? Raona la resposta.</text:p>
          <text:p text:style-name="P4">Empresari individual. </text:p>
          <text:p text:style-name="P4">No cal tindre una inversió inicial i al no tindre riscs de pedre el patrimoni no li afecta el respondre amb el propi patrimoni. </text:p>
          <text:p text:style-name="P4">També es més sencill de administrar amb tramits minims.</text:p>
        </text:list-item>
        <text:list-item>
          <text:p text:style-name="P3">Marta Pérez, Joana Marí i Carla Díez són 3 informàtiques que van quedar a l’atur fa un any i volen muntar una empresa on puguen treballar. Les 3 decideixen que van a crear per tant un negoci on elles actuaran com a treballadores. No funden l’empresa amb ànim de lucre, sols per crear llocs de treball. Les 3 amigues no tenen massa diners, amb la qual cosa prefereixen una forma jurídica on no s’haja de pagar més de 3.000€ de capital social. Quina forma jurídica seria aconsellable?</text:p>
          <text:p text:style-name="P5">Cooperativa de treball associat. </text:p>
          <text:p text:style-name="P5">Elles mateixes volen ser les treballadores. </text:p>
          <text:p text:style-name="P5">Les cooperatives no prioritzen l’ánim de lucre, sinó el benestar dels socis. Compleixen amb el capital social mínim.</text:p>
        </text:list-item>
        <text:list-item>
          <text:p text:style-name="P3"><text:soft-page-break/>El capital d’una SA es divideix en ..<text:span text:style-name="T6">accions transferibles</text:span>.., mentre que el de les SL es divideix en ..<text:span text:style-name="T6">participacions </text:span><text:span text:style-name="T7">(sols transferibles a cònjuges, ascendents, etc)</text:span>.. El capital de les ..<text:span text:style-name="T7">SA</text:span>.. pot transmetre’s lliurement, al contrari que el de les ..<text:span text:style-name="T7">SL</text:span>.. que sols pot transmetre’s a familiar o altres socis. Per aquestes raons es considera que les ..<text:span text:style-name="T7">SA</text:span>.. són les societats capitalistes per excel·lència, doncs no importen les persones sinó els diners.</text:p>
        </text:list-item>
        <text:list-item>
          <text:p text:style-name="P3">Un empresari que té un negoci minorista informàtic, està pensant canviar la forma jurídica de la seva empresa a causa dels impostos que ha de pagar. Actualment és empresari individual i l’altra possibilitat que té en ment és la de transformar-se en SL. Així, els 2 últims anys ha pagat un % de l’IRPF del 20%, i enguany va camí de pagar el mateix tant per cent. Creus que segons aquestes dades i tenint com a argument del canvi de forma jurídica la quantitat de impostos a pagar, li convé de veres el canvi? Raona la resposta.</text:p>
          <text:p text:style-name="P6">Si canvia a una S.L. pagará un tipo fixe del 25%, així que si es per pagar menys impostos no li convé. Sols si el motiu es llimitar la responsabilitat personal.</text:p>
        </text:list-item>
        <text:list-item>
          <text:p text:style-name="P9"><text:span text:style-name="T1">Jordi i Ximo són 2 informàtics que decideixen muntar un negoci on ells podran treballar. El que han fet és muntar una Societat Anònima Laboral. Les causes que els han dut a escollir aquesta forma jurídica són les següents: no tenien massa diners i així han limitat el capital a aportar a 3.005,06€. D’altra banda la responsabilitat dels promotors és limitada, amb la qual cosa s’estalvien que en cas que les coses vagen malament es toque el seu patrimoni personal. A més, com tampoc disposaven dels 3.000€, han aconseguit que el seu amic Carles passe a formar part de l’empresa com a soci no treballador, adquirint el 55% de les accions de l’empresa. Per últim, han escollit aquesta forma jurídica perquè els han dit que seguint determinats requisits, passaran a ser fiscalment protegides i pagaran un 20% d’IS en lloc del 25% habitual. Han encertat Jordi i Ximo en la seva elecció? Quines errades han fet? Raona la resposta.</text:span></text:p>
          <text:p text:style-name="P10"><text:soft-page-break/><text:span text:style-name="T4">Els treballadors s'han de tindre com a mínim el 55% del capital, i Carles, que es soci, no treballador, té el 55%.</text:span></text:p>
          <text:p text:style-name="P10"><text:span text:style-name="T4">El capital mínim per a una Societat Anònima Labroal son 60 000 euros.<text:line-break/>Les condicions per a pagar un 20% han de cumplirles, i no tenen clar si ho fan.</text:span></text:p>
        </text:list-item>
        <text:list-item>
          <text:p text:style-name="P3">Pau López vol muntar un xicotet negoci minorista informàtic on a la vegada prestarà serveis de reparació i impartirà cursos per mig d’un treballador que té pensat contractar. A Pau li preocupa molt el tema de la responsabilitat, doncs no vol que una mala gestió li faça perdre els seus pisos i el cotxe. D’altra banda, Pau vol dirigir ell soles el negoci (sense cap soci més), i té uns pocs diners invertibles, amb la qual cosa es pot permetre pagar un capital social que no supere els 5.000€. Quina forma jurídica hauria d’escollir Pau? Si a més pensara en una forma jurídica que el permeta crear el negoci en 24-48 hores, quina hauria de ser la forma jurídica escollida? Raona les respostes i no escollisques la mateixa opció en els 2 casos.</text:p>
          <text:p text:style-name="P6">Al primer cas, Pau deuria crear una SL, ja que el capital mínim es de 3000€, te responsabilitat llimitada i pot ser lúnic soci, controlant el negoci.</text:p>
          <text:p text:style-name="P6">A la segona pregunta, el millor sería una SLFS, ja que el podría crear en 24-48 hores, no te capital mínim necessari i te responsabilitat llimitada.</text:p>
        </text:list-item>
        <text:list-item>
          <text:p text:style-name="P3">Quins avantatges i desavantatges presenta la forma jurídica d’empresari individual davant una SL?</text:p>
          <text:p text:style-name="P7">AVANTAJES:</text:p>
          <text:p text:style-name="P8">Es més sencilla de crear.<text:line-break/>L’empresari controla el negoci.</text:p>
          <text:p text:style-name="P8">El IRPF es progressiu, que per a començar va mitllor.</text:p>
          <text:p text:style-name="P8"/>
          <text:p text:style-name="P8">DESAVANTAJES:</text:p>
          <text:p text:style-name="P8">Responsabilitat il.limitada, ja que respons amb els teus bens personals, al contrari que la S.L.</text:p>
          <text:p text:style-name="P8">Dificultat per a creixer ja que es més difícil atraure inversors.</text:p>
          <text:p text:style-name="P8"><text:soft-page-break/>Pitjor fiscalitat per als beneficis alts.</text:p>
        </text:list-item>
        <text:list-item>
          <text:p text:style-name="P3">Quines condicions ha de complir una empresari individual per convertir-se en Empresari de Responsabilitat Limitada?</text:p>
          <text:p text:style-name="P7">Compareixer davant de notari.</text:p>
          <text:p text:style-name="P7">Fer constar a la documentació Empresari de Responsabilitat Llimitada.<text:line-break/>Inscriures al registre mercantil.</text:p>
          <text:p text:style-name="P7">Vivenda registrada al Registre de la propietat amb un valor inferior a 300 000€ o 450 000€ a les poblacións amb més de 1000000€ d’abitants.</text:p>
          <text:p text:style-name="P7">Auditories anuals.</text:p>
        </text:list-item>
        <text:list-item>
          <text:p text:style-name="P9"><text:span text:style-name="T1">A quina forma jurídica correspon aquesta afirmació: </text:span><text:span text:style-name="T2">“Es fa sempre amb més d’un soci. Com a desavantatges, sol quedar fora de les ajudes i subvencions públiques. Tanmateix, té una millor fiscalitat que la majoria de les formes jurídiques i menys tràmits de constitució. S’empra quan es vol ficar algun bé en comú”</text:span></text:p>
          <text:p text:style-name="P11"><text:span text:style-name="T4">A empreses sense personalitat jurídica. </text:span><text:span text:style-name="T5">Queda fora de les ajudes, sempre ha de tindre més de un soci, te millor fiscalitat i la finalitat es posar un bé en comú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ca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s" fo:country="E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exto_20_independiente_20_2" style:display-name="Texto independiente 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ca" fo:country="E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49cm" fo:margin-right="0cm" fo:text-indent="0cm" style:auto-text-indent="false"/>
    </style:style>
    <style:style style:name="Text_20_independent_20_2" style:display-name="Text independent 2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" fo:font-family="Arial" style:font-family-generic="swiss" style:font-pitch="variable" fo:font-size="12pt" fo:language="ca" fo:country="ES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2" style:family="text"/>
    <style:style style:name="WW8Num3z0" style:family="text"/>
    <style:style style:name="WW8Num4z0" style:family="text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exto_20_independiente_20_2_20_Car" style:display-name="Texto independiente 2 Car" style:family="text">
      <style:text-properties style:font-name="Arial" fo:font-family="Arial" style:font-family-generic="swiss" style:font-pitch="variable" fo:font-size="12pt" fo:language="ca" fo:country="E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6pt" fo:language="ca" fo:country="ES" style:text-underline-style="solid" style:text-underline-width="auto" style:text-underline-color="font-color" fo:font-weight="bold" style:font-size-asian="16pt" style:font-weight-asian="bold" style:font-name-complex="Arial" style:font-size-complex="16pt"/>
    </style:style>
    <style:style style:name="MP2" style:family="paragraph" style:parent-style-name="Header">
      <style:text-properties style:font-name="Arial" fo:font-size="16pt" fo:language="ca" fo:country="ES" style:text-underline-style="solid" style:text-underline-width="auto" style:text-underline-color="font-color" fo:font-weight="bold" style:font-size-asian="16pt" style:font-weight-asian="bold" style:font-name-complex="Arial" style:font-size-complex="16pt"/>
    </style:style>
    <style:page-layout style:name="Mpm1">
      <style:page-layout-properties fo:page-width="21.001cm" fo:page-height="29.7cm" style:num-format="1" style:print-orientation="portrait" fo:margin-top="1.249cm" fo:margin-bottom="1.251cm" fo:margin-left="2.752cm" fo:margin-right="2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ercicis Tema 5</text:p>
        <text:p text:style-name="MP2"/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Mario</meta:initial-creator>
    <meta:creation-date>2021-10-25T11:41:00</meta:creation-date>
    <dc:date>2024-12-24T18:40:45.717212580</dc:date>
    <meta:editing-cycles>4</meta:editing-cycles>
    <meta:editing-duration>PT4M9S</meta:editing-duration>
    <meta:generator>LibreOffice/24.2.7.2$Linux_X86_64 LibreOffice_project/420$Build-2</meta:generator>
    <meta:document-statistic meta:table-count="0" meta:image-count="0" meta:object-count="0" meta:page-count="4" meta:paragraph-count="36" meta:word-count="1116" meta:character-count="6472" meta:non-whitespace-character-count="5398"/>
  </office:meta>
</office:document-meta>
</file>